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3" table:default-cell-style-name="ce3"/>
        <table:table-row table:style-name="ro1">
          <table:table-cell table:style-name="ce1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BAY</text:p>
          </table:table-cell>
          <table:table-cell office:value-type="float" office:value="794830" calcext:value-type="float">
            <text:p>794830</text:p>
          </table:table-cell>
          <table:table-cell office:value-type="float" office:value="321271" calcext:value-type="float">
            <text:p>321271</text:p>
          </table:table-cell>
          <table:table-cell office:value-type="float" office:value="8.51517" calcext:value-type="float">
            <text:p>8.51517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4630444" calcext:value-type="float">
            <text:p>4630444</text:p>
          </table:table-cell>
          <table:table-cell office:value-type="float" office:value="1890816" calcext:value-type="float">
            <text:p>1890816</text:p>
          </table:table-cell>
          <table:table-cell office:value-type="float" office:value="49.7533" calcext:value-type="float">
            <text:p>49.7533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1042400" calcext:value-type="float">
            <text:p>1042400</text:p>
          </table:table-cell>
          <table:table-cell office:value-type="float" office:value="435667" calcext:value-type="float">
            <text:p>435667</text:p>
          </table:table-cell>
          <table:table-cell office:value-type="float" office:value="11.2768" calcext:value-type="float">
            <text:p>11.2768</text:p>
          </table:table-cell>
        </table:table-row>
        <table:table-row table:style-name="ro1">
          <table:table-cell office:value-type="string" calcext:value-type="string">
            <text:p>CTR</text:p>
          </table:table-cell>
          <table:table-cell table:style-name="ce4" office:value-type="float" office:value="34000000" calcext:value-type="float">
            <text:p>3.40E+007</text:p>
          </table:table-cell>
          <table:table-cell table:style-name="ce4" office:value-type="float" office:value="14000000" calcext:value-type="float">
            <text:p>1.40E+007</text:p>
          </table:table-cell>
          <table:table-cell office:value-type="float" office:value="365.819" calcext:value-type="float">
            <text:p>365.81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708058" calcext:value-type="float">
            <text:p>8708058</text:p>
          </table:table-cell>
          <table:table-cell office:value-type="float" office:value="3598624" calcext:value-type="float">
            <text:p>3598624</text:p>
          </table:table-cell>
          <table:table-cell office:value-type="float" office:value="93.8925" calcext:value-type="float">
            <text:p>93.8925</text:p>
          </table:table-cell>
        </table:table-row>
        <table:table-row table:style-name="ro1">
          <table:table-cell office:value-type="string" calcext:value-type="string">
            <text:p>FLA</text:p>
          </table:table-cell>
          <table:table-cell office:value-type="float" office:value="2687902" calcext:value-type="float">
            <text:p>2687902</text:p>
          </table:table-cell>
          <table:table-cell office:value-type="float" office:value="1070377" calcext:value-type="float">
            <text:p>1070377</text:p>
          </table:table-cell>
          <table:table-cell office:value-type="float" office:value="28.6734" calcext:value-type="float">
            <text:p>28.6734</text:p>
          </table:table-cell>
        </table:table-row>
        <table:table-row table:style-name="ro1">
          <table:table-cell office:value-type="string" calcext:value-type="string">
            <text:p>LKS</text:p>
          </table:table-cell>
          <table:table-cell office:value-type="float" office:value="6794808" calcext:value-type="float">
            <text:p>6794808</text:p>
          </table:table-cell>
          <table:table-cell office:value-type="float" office:value="2758120" calcext:value-type="float">
            <text:p>2758120</text:p>
          </table:table-cell>
          <table:table-cell office:value-type="float" office:value="72.8831" calcext:value-type="float">
            <text:p>72.8831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3868020" calcext:value-type="float">
            <text:p>3868020</text:p>
          </table:table-cell>
          <table:table-cell office:value-type="float" office:value="1524454" calcext:value-type="float">
            <text:p>1524454</text:p>
          </table:table-cell>
          <table:table-cell office:value-type="float" office:value="41.1413" calcext:value-type="float">
            <text:p>41.1413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2820774" calcext:value-type="float">
            <text:p>2820774</text:p>
          </table:table-cell>
          <table:table-cell office:value-type="float" office:value="1207946" calcext:value-type="float">
            <text:p>1207946</text:p>
          </table:table-cell>
          <table:table-cell office:value-type="float" office:value="30.7367" calcext:value-type="float">
            <text:p>30.7367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730100" calcext:value-type="float">
            <text:p>730100</text:p>
          </table:table-cell>
          <table:table-cell office:value-type="float" office:value="264347" calcext:value-type="float">
            <text:p>264347</text:p>
          </table:table-cell>
          <table:table-cell office:value-type="float" office:value="7.58703" calcext:value-type="float">
            <text:p>7.58703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table:style-name="ce4" office:value-type="float" office:value="58000000" calcext:value-type="float">
            <text:p>5.80E+007</text:p>
          </table:table-cell>
          <table:table-cell table:style-name="ce4" office:value-type="float" office:value="24000000" calcext:value-type="float">
            <text:p>2.40E+007</text:p>
          </table:table-cell>
          <table:table-cell office:value-type="float" office:value="622.986" calcext:value-type="float">
            <text:p>622.986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4" office:value-type="float" office:value="15000000" calcext:value-type="float">
            <text:p>1.50E+007</text:p>
          </table:table-cell>
          <table:table-cell office:value-type="float" office:value="6262105" calcext:value-type="float">
            <text:p>6262105</text:p>
          </table:table-cell>
          <table:table-cell office:value-type="float" office:value="163.127" calcext:value-type="float">
            <text:p>163.127</text:p>
          </table:table-cell>
        </table:table-row>
        <table:table-row table:style-name="ro1">
          <table:table-cell table:style-name="Default" office:value-type="string" calcext:value-type="string">
            <text:p>Coassoc 50k sk=sqrt_2,th=30%</text:p>
          </table:table-cell>
          <table:table-cell table:style-name="Default" office:value-type="float" office:value="30296070" calcext:value-type="float">
            <text:p>30296070</text:p>
          </table:table-cell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231.522140503" calcext:value-type="float">
            <text:p>231.5221405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2:01:02.642623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roptera </meta:initial-creator>
    <meta:creation-date>2015-10-08T21:51:49.401500047</meta:creation-date>
    <dc:date>2015-10-09T12:04:23.240577673</dc:date>
    <dc:creator>chiroptera </dc:creator>
    <meta:editing-duration>P0D</meta:editing-duration>
    <meta:editing-cycles>2</meta:editing-cycles>
    <meta:generator>LibreOffice/4.2.8.2$Linux_X86_64 LibreOffice_project/420m0$Build-2</meta:generator>
    <meta:document-statistic meta:table-count="1" meta:cell-count="55" meta:object-count="0"/>
  </office:meta>
</office:document-meta>
</file>